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gr1" style:family="graphic">
      <style:graphic-properties draw:textarea-horizontal-align="justify" draw:textarea-vertical-align="middle" draw:auto-grow-height="false" fo:min-height="10mm" fo:min-width="10m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" svg:width="10.01mm" svg:height="10.01mm" svg:x="6.69mm" svg:y="0.39m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5-19T23:04:49.511715831</meta:creation-date>
    <dc:date>2020-05-19T23:05:52.682514371</dc:date>
    <meta:editing-duration>PT1M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0.0.0.alpha1$Linux_X86_64 LibreOffice_project/74597acc9318177a0266535b5387dba35305171a</meta:generator>
  </office:meta>
</office:document-meta>
</file>